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8866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LOW_RESOURCES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LOW_RESOURCES.F115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LOW_RESOURCES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LOW_RESOURCES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LOW_RESOURCES.AA115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LOW_RESOURCES.AF7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LOW_RESOURCES.AI73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])" office:value-type="string" office:string-value="1,37" calcext:value-type="string">
            <text:p>1,37</text:p>
          </table:table-cell>
          <table:table-cell table:style-name="ce4" office:value-type="string" calcext:value-type="string">
            <text:p>24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2])" office:value-type="string" office:string-value="1,37,38" calcext:value-type="string">
            <text:p>1,37,38</text:p>
          </table:table-cell>
          <table:table-cell table:style-name="ce4" office:value-type="string" calcext:value-type="string">
            <text:p>24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3])" office:value-type="string" office:string-value="1,37,38,39" calcext:value-type="string">
            <text:p>1,37,38,39</text:p>
          </table:table-cell>
          <table:table-cell table:style-name="ce4" office:value-type="string" calcext:value-type="string">
            <text:p>2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];[.$A$20];[.$A$21];[.$A$45])" office:value-type="string" office:string-value="1,16,17,41" calcext:value-type="string">
            <text:p>1,16,17,41</text:p>
          </table:table-cell>
          <table:table-cell table:style-name="ce4" office:value-type="string" calcext:value-type="string">
            <text:p>32,4,4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7])" office:value-type="string" office:string-value="43" calcext:value-type="string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])" office:value-type="string" office:string-value="1,47" calcext:value-type="string">
            <text:p>1,47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2])" office:value-type="string" office:string-value="1,47,48" calcext:value-type="string">
            <text:p>1,47,48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3])" office:value-type="string" office:string-value="1,47,48,49" calcext:value-type="string">
            <text:p>1,47,48,49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8])" office:value-type="string" office:string-value="53,54" calcext:value-type="string">
            <text:p>53,54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9])" office:value-type="string" office:string-value="53,54,55" calcext:value-type="string">
            <text:p>53,54,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0])" office:value-type="string" office:string-value="53,54,55,56" calcext:value-type="string">
            <text:p>53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1])" office:value-type="string" office:string-value="53,54,55,56,57" calcext:value-type="string">
            <text:p>53,54,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3])" office:value-type="string" office:string-value="59" calcext:value-type="string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9"/>
          <table:table-cell table:style-name="ce4"/>
          <table:table-cell table:style-name="ce19" table:formula="of:=COM.MICROSOFT.TEXTJOIN(&quot;,&quot;;1;[.$A$5];[.$A$66])" office:value-type="string" office:string-value="1,62" calcext:value-type="string">
            <text:p>1,62</text:p>
          </table:table-cell>
          <table:table-cell table:style-name="ce4" office:value-type="string" calcext:value-type="string">
            <text:p>40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;[.$A$70])" office:value-type="string" office:string-value="1,66" calcext:value-type="string">
            <text:p>1,66</text:p>
          </table:table-cell>
          <table:table-cell table:style-name="ce4" office:value-type="string" calcext:value-type="string">
            <text:p>3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6" office:value-type="string" calcext:value-type="string">
            <text:p>DLC_LI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0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3])" office:value-type="string" office:string-value="1,69" calcext:value-type="string">
            <text:p>1,6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1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3];[.$A$74])" office:value-type="string" office:string-value="1,69,70" calcext:value-type="string">
            <text:p>1,69,70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2</text:p>
          </table:table-cell>
          <table:table-cell table:style-name="ce15" office:value-type="string" calcext:value-type="string">
            <text:p>DLC_GOA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3];[.$A$74];[.$A$75])" office:value-type="string" office:string-value="1,69,70,71" calcext:value-type="string">
            <text:p>1,69,70,71</text:p>
          </table:table-cell>
          <table:table-cell table:style-name="ce4" office:value-type="string" calcext:value-type="string">
            <text:p>6,4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3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 table:number-columns-repeated="5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4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7])" office:value-type="string" office:string-value="1,73" calcext:value-type="string">
            <text:p>1,73</text:p>
          </table:table-cell>
          <table:table-cell table:style-name="ce4" office:value-type="string" calcext:value-type="string">
            <text:p>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5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77];[.$A$78])" office:value-type="string" office:string-value="1,73,74" calcext:value-type="string">
            <text:p>1,73,74</text:p>
          </table:table-cell>
          <table:table-cell table:style-name="ce4" office:value-type="string" calcext:value-type="string">
            <text:p>14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6</text:p>
          </table:table-cell>
          <table:table-cell office:value-type="string" calcext:value-type="string">
            <text:p>DLC_GOAT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77];[.$A$78:.$A$79])" office:value-type="string" office:string-value="1,73,74,75" calcext:value-type="string">
            <text:p>1,73,74,75</text:p>
          </table:table-cell>
          <table:table-cell table:style-name="ce4" office:value-type="string" calcext:value-type="string">
            <text:p>1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])" office:value-type="string" office:string-value="37" calcext:value-type="string">
            <text:p>37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2])" office:value-type="string" office:string-value="37,38" calcext:value-type="string">
            <text:p>37,38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3])" office:value-type="string" office:string-value="37,38,39" calcext:value-type="string">
            <text:p>37,38,39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20];[.$A$21];[.$A$45])" office:value-type="string" office:string-value="16,17,41" calcext:value-type="string">
            <text:p>16,17,41</text:p>
          </table:table-cell>
          <table:table-cell table:style-name="ce4" office:value-type="string" calcext:value-type="string">
            <text:p>4,4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7])" office:value-type="string" office:string-value="43" calcext:value-type="string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])" office:value-type="string" office:string-value="1,47" calcext:value-type="string">
            <text:p>1,47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2])" office:value-type="string" office:string-value="1,47,48" calcext:value-type="string">
            <text:p>1,47,48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3])" office:value-type="string" office:string-value="1,47,48,49" calcext:value-type="string">
            <text:p>1,47,48,49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8])" office:value-type="string" office:string-value="53,54" calcext:value-type="string">
            <text:p>53,54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9])" office:value-type="string" office:string-value="53,54,55" calcext:value-type="string">
            <text:p>53,54,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0])" office:value-type="string" office:string-value="53,54,55,56" calcext:value-type="string">
            <text:p>53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1])" office:value-type="string" office:string-value="53,54,55,56,57" calcext:value-type="string">
            <text:p>53,54,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3])" office:value-type="string" office:string-value="59" calcext:value-type="string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5"/>
          <table:table-cell table:style-name="ce4"/>
          <table:table-cell table:style-name="ce19" table:formula="of:=COM.MICROSOFT.TEXTJOIN(&quot;,&quot;;1;[.$A$66])" office:value-type="string" office:string-value="62" calcext:value-type="string">
            <text:p>62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9" table:formula="of:=COM.MICROSOFT.TEXTJOIN(&quot;,&quot;;1;[.$A$70])" office:value-type="string" office:string-value="66" calcext:value-type="string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5" office:value-type="string" calcext:value-type="string">
            <text:p>OX_WAG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;[.$A$38])" office:value-type="string" office:string-value="16,17,34" calcext:value-type="string">
            <text:p>16,17,34</text:p>
          </table:table-cell>
          <table:table-cell table:style-name="ce4" office:value-type="string" calcext:value-type="string">
            <text:p>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5" office:value-type="string" calcext:value-type="string">
            <text:p>NOMAD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09:35:28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5T12:18:20.254000000</dc:date>
    <meta:editing-duration>P21DT2H7M36S</meta:editing-duration>
    <meta:editing-cycles>596</meta:editing-cycles>
    <meta:generator>LibreOffice/7.1.3.2$Windows_X86_64 LibreOffice_project/47f78053abe362b9384784d31a6e56f8511eb1c1</meta:generator>
    <meta:document-statistic meta:table-count="2" meta:cell-count="2116" meta:object-count="0"/>
  </office:meta>
</office:document-meta>
</file>